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02E0000000FAF15517F.png" manifest:media-type="image/png"/>
  <manifest:file-entry manifest:full-path="Pictures/10000200000000280000000FE3409534.png" manifest:media-type="image/png"/>
  <manifest:file-entry manifest:full-path="Pictures/10000200000000060000000E636C6095.png" manifest:media-type="image/png"/>
  <manifest:file-entry manifest:full-path="Pictures/10000200000000090000000E66CCC322.png" manifest:media-type="image/png"/>
  <manifest:file-entry manifest:full-path="Pictures/100002000000007C000000120B90A781.png" manifest:media-type="image/png"/>
  <manifest:file-entry manifest:full-path="Pictures/100002000000000D0000000E7B3AD786.png" manifest:media-type="image/png"/>
  <manifest:file-entry manifest:full-path="Pictures/100002000000007C000000122345EED2.png" manifest:media-type="image/png"/>
  <manifest:file-entry manifest:full-path="Pictures/1000020000000079000000126E7B94C1.png" manifest:media-type="image/png"/>
  <manifest:file-entry manifest:full-path="Pictures/10000200000000090000000EE4640556.png" manifest:media-type="image/png"/>
  <manifest:file-entry manifest:full-path="Pictures/10000200000000130000000FBFBE3F6C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00%"/>
      <style:text-properties fo:color="#000000" style:font-name="Times New Roman" fo:font-size="14pt" style:font-size-asian="14pt" style:font-size-complex="14pt"/>
    </style:style>
    <style:style style:name="P3" style:family="paragraph" style:parent-style-name="Standard">
      <style:paragraph-properties fo:line-height="100%"/>
      <style:text-properties fo:color="#000000"/>
    </style:style>
    <style:style style:name="P4" style:family="paragraph" style:parent-style-name="Standard">
      <style:paragraph-properties fo:line-height="100%"/>
      <style:text-properties style:font-name="Times New Roman" fo:font-size="14pt" fo:language="uk" fo:country="UA" fo:font-weight="bold" style:font-size-asian="14pt" style:language-asian="uk" style:country-asian="UA" style:font-weight-asian="bold" style:font-size-complex="14pt" style:font-weight-complex="bold"/>
    </style:style>
    <style:style style:name="P5" style:family="paragraph" style:parent-style-name="Standard">
      <style:paragraph-properties fo:line-height="100%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language-asian="uk" style:country-asian="UA" style:font-size-complex="14pt"/>
    </style:style>
    <style:style style:name="P6" style:family="paragraph" style:parent-style-name="Standard">
      <style:paragraph-properties fo:line-height="100%"/>
      <style:text-properties fo:font-variant="normal" fo:text-transform="none" fo:color="#000000" style:font-name="Times New Roman" fo:font-size="14pt" fo:letter-spacing="normal" fo:language="uk" fo:country="UA" fo:font-style="normal" fo:font-weight="bold" style:font-size-asian="14pt" style:language-asian="uk" style:country-asian="UA" style:font-weight-asian="bold" style:font-size-complex="14pt" style:font-weight-complex="bold"/>
    </style:style>
    <style:style style:name="P7" style:family="paragraph" style:parent-style-name="Standard">
      <style:paragraph-properties fo:line-height="100%"/>
      <style:text-properties fo:font-variant="normal" fo:text-transform="none" fo:color="#252525" style:font-name="Times New Roman" fo:font-size="14pt" fo:letter-spacing="normal" fo:language="uk" fo:country="UA" fo:font-style="normal" fo:font-weight="normal" style:font-size-asian="14pt" style:language-asian="uk" style:country-asian="UA" style:font-size-complex="14pt"/>
    </style:style>
    <style:style style:name="P8" style:family="paragraph" style:parent-style-name="Standard">
      <style:paragraph-properties fo:line-height="100%"/>
      <style:text-properties fo:font-variant="normal" fo:text-transform="none" fo:color="#252525" style:font-name="Times New Roman" fo:font-size="14pt" fo:letter-spacing="normal" fo:language="uk" fo:country="UA" fo:font-style="italic" fo:font-weight="normal" style:font-size-asian="14pt" style:language-asian="uk" style:country-asian="UA" style:font-style-asian="italic" style:font-size-complex="14pt" style:font-style-complex="italic"/>
    </style:style>
    <style:style style:name="P9" style:family="paragraph" style:parent-style-name="Standard">
      <style:paragraph-properties fo:text-align="start" style:justify-single-word="false"/>
      <style:text-properties fo:color="#000000" style:font-name="Times New Roman" fo:font-size="14pt" style:font-size-asian="14pt" style:font-size-complex="14pt"/>
    </style:style>
    <style:style style:name="P10" style:family="paragraph" style:parent-style-name="Standard">
      <style:text-properties fo:color="#000000" style:font-name="Times New Roman" fo:font-size="14pt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12" style:family="paragraph" style:parent-style-name="Normal_20__28_Web_29_" style:list-style-name="WWNum2">
      <style:paragraph-properties fo:margin-top="0.0193in" fo:margin-bottom="0.0193in" style:line-height-at-least="0.1866in" fo:background-color="#ffffff">
        <style:background-image/>
      </style:paragraph-properties>
      <style:text-properties fo:color="#000000" style:font-name="Times New Roman" fo:font-size="14pt" style:font-size-asian="14pt" style:font-size-complex="14pt"/>
    </style:style>
    <style:style style:name="P13" style:family="paragraph" style:parent-style-name="Normal_20__28_Web_29_" style:list-style-name="WWNum2">
      <style:paragraph-properties fo:margin-top="0.0193in" fo:margin-bottom="0.0193in" style:line-height-at-least="0.1866in" fo:background-color="#ffffff">
        <style:background-image/>
      </style:paragraph-properties>
      <style:text-properties fo:color="#000000"/>
    </style:style>
    <style:style style:name="P14" style:family="paragraph" style:parent-style-name="List_20_Paragraph" style:list-style-name="WWNum3">
      <style:text-properties fo:color="#000000" style:font-name="Times New Roman" fo:font-size="14pt" style:font-size-asian="14pt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size="32pt" fo:language="ru" fo:country="RU" fo:font-weight="bold" style:font-size-asian="32pt" style:font-weight-asian="bold" style:font-size-complex="32pt"/>
    </style:style>
    <style:style style:name="T3" style:family="text">
      <style:text-properties fo:font-size="32pt" fo:language="uk" fo:country="UA" fo:font-weight="bold" style:font-size-asian="32pt" style:font-weight-asian="bold" style:font-size-complex="32pt"/>
    </style:style>
    <style:style style:name="T4" style:family="text">
      <style:text-properties fo:color="#000000"/>
    </style:style>
    <style:style style:name="T5" style:family="text">
      <style:text-properties fo:color="#000000" fo:language="uk" fo:country="UA" fo:font-weight="bold" style:font-weight-asian="bold" style:font-weight-complex="normal"/>
    </style:style>
    <style:style style:name="T6" style:family="text">
      <style:text-properties fo:color="#000000" fo:language="uk" fo:country="UA" fo:font-weight="normal" style:font-weight-asian="normal" style:font-weight-complex="normal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000000" fo:language="ru" fo:country="RU" fo:font-weight="bold" style:font-weight-asian="bold"/>
    </style:style>
    <style:style style:name="T9" style:family="text">
      <style:text-properties fo:color="#000000" style:font-name="Times New Roman"/>
    </style:style>
    <style:style style:name="T10" style:family="text">
      <style:text-properties fo:color="#000000" style:font-name="Times New Roman" fo:language="ru" fo:country="RU" fo:font-weight="bold" style:font-weight-asian="bold"/>
    </style:style>
    <style:style style:name="T11" style:family="text">
      <style:text-properties fo:color="#000000" style:font-name="Times New Roman" fo:language="ru" fo:country="RU" fo:font-weight="normal" style:font-weight-asian="normal" style:font-weight-complex="normal"/>
    </style:style>
    <style:style style:name="T12" style:family="text">
      <style:text-properties fo:color="#000000" style:font-name="Times New Roman" fo:font-size="14pt" style:font-size-asian="14pt" style:font-size-complex="14pt"/>
    </style:style>
    <style:style style:name="T13" style:family="text">
      <style:text-properties fo:language="uk" fo:country="UA"/>
    </style:style>
    <style:style style:name="T14" style:family="text">
      <style:text-properties fo:language="uk" fo:country="UA" fo:font-weight="bold" style:font-weight-asian="bold"/>
    </style:style>
    <style:style style:name="T15" style:family="text">
      <style:text-properties fo:language="uk" fo:country="UA" fo:font-weight="bold" style:language-asian="uk" style:country-asian="UA" style:font-weight-asian="bold" style:font-weight-complex="bold"/>
    </style:style>
    <style:style style:name="T16" style:family="text">
      <style:text-properties fo:language="uk" fo:country="UA" style:language-asian="uk" style:country-asian="UA"/>
    </style:style>
    <style:style style:name="T17" style:family="text">
      <style:text-properties fo:language="uk" fo:country="UA" style:text-underline-style="solid" style:text-underline-width="auto" style:text-underline-color="font-color"/>
    </style:style>
    <style:style style:name="T18" style:family="text">
      <style:text-properties fo:font-size="36pt" fo:language="ru" fo:country="RU" fo:font-weight="bold" style:font-size-asian="36pt" style:font-weight-asian="bold"/>
    </style:style>
    <style:style style:name="T19" style:family="text">
      <style:text-properties style:font-name="Times New Roman" fo:language="ru" fo:country="RU" fo:font-weight="bold" style:font-weight-asian="bold"/>
    </style:style>
    <style:style style:name="T20" style:family="text">
      <style:text-properties style:font-name="Times New Roman" fo:language="uk" fo:country="UA" fo:font-weight="bold" style:font-weight-asian="bold"/>
    </style:style>
    <style:style style:name="T21" style:family="text">
      <style:text-properties style:font-name="Times New Roman" fo:language="uk" fo:country="UA" fo:font-weight="normal" style:font-weight-asian="normal" style:font-weight-complex="normal"/>
    </style:style>
    <style:style style:name="T22" style:family="text">
      <style:text-properties fo:font-variant="normal" fo:text-transform="none" fo:letter-spacing="normal" fo:language="uk" fo:country="UA" fo:font-style="normal" fo:font-weight="normal" style:language-asian="uk" style:country-asian="UA"/>
    </style:style>
    <style:style style:name="T23" style:family="text">
      <style:text-properties fo:font-variant="normal" fo:text-transform="none" fo:letter-spacing="normal" fo:language="uk" fo:country="UA" style:language-asian="uk" style:country-asian="UA"/>
    </style:style>
    <style:style style:name="T24" style:family="text">
      <style:text-properties fo:font-variant="normal" fo:text-transform="none" style:text-line-through-style="none" fo:letter-spacing="normal" fo:language="uk" fo:country="UA" fo:font-style="normal" style:text-underline-style="none" fo:font-weight="normal" style:text-blinking="false" style:language-asian="uk" style:country-asian="UA"/>
    </style:style>
    <style:style style:name="T25" style:family="text">
      <style:text-properties fo:font-variant="normal" fo:text-transform="none" fo:color="#252525" style:font-name="Times New Roman" fo:font-size="14pt" fo:letter-spacing="normal" fo:language="uk" fo:country="UA" fo:font-style="normal" fo:font-weight="normal" style:font-size-asian="14pt" style:language-asian="uk" style:country-asian="UA" style:font-size-complex="14pt"/>
    </style:style>
    <style:style style:name="T26" style:family="text">
      <style:text-properties fo:font-variant="normal" fo:text-transform="none" fo:color="#0b0080" style:text-line-through-style="none" style:font-name="Times New Roman" fo:font-size="14pt" fo:letter-spacing="normal" fo:language="uk" fo:country="UA" fo:font-style="normal" style:text-underline-style="none" fo:font-weight="normal" style:text-blinking="false" style:font-size-asian="14pt" style:language-asian="uk" style:country-asian="UA" style:font-size-complex="14pt"/>
    </style:style>
    <style:style style:name="T27" style:family="text">
      <style:text-properties fo:font-size="12pt" fo:language="uk" fo:country="UA" fo:font-weight="bold" style:font-size-asian="12pt" style:font-weight-asian="bold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fo:font-size="32pt" fo:language="ru" fo:country="RU" fo:font-weight="bold" style:font-size-asian="32pt" style:font-weight-asian="bold" style:font-size-complex="32pt"/>
    </style:style>
    <style:style style:name="T30" style:family="text">
      <style:text-properties style:font-name="Times New Roman" fo:language="ru" fo:country="RU" fo:font-weight="bold" style:font-weight-asian="bold"/>
    </style:style>
    <style:style style:name="T31" style:family="text">
      <style:text-properties style:font-name="Times New Roman" fo:language="ru" fo:country="RU" fo:font-weight="normal" style:font-weight-asian="normal" style:font-weight-complex="normal"/>
    </style:style>
    <style:style style:name="T32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draw:ole-draw-aspect="1" draw:visible-area-width="1.9685in" draw:visible-area-height="1.9685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12.3</text:span><text:span text:style-name="T31">Регістр зсуву з лінійним зворотним зв'язком містить </text:span><text:span text:style-name="T31"><draw:frame draw:style-name="fr1" draw:name="Рисунок 20" text:anchor-type="as-char" svg:width="0.139in" svg:height="0.148in" draw:z-index="0"><draw:image xlink:href="Pictures/100002000000000D0000000E7B3AD786.png" xlink:type="simple" xlink:show="embed" xlink:actuate="onLoad"/><svg:title>L</svg:title></draw:frame></text:span><text:span text:style-name="T31"> комірок пронумерованих </text:span><text:span text:style-name="T31"><draw:frame draw:style-name="fr1" draw:name="Рисунок 19" text:anchor-type="as-char" svg:width="1.6854in" svg:height="0.2866in" draw:z-index="1"><draw:image xlink:href="Pictures/100002000000007C000000120B90A781.png" xlink:type="simple" xlink:show="embed" xlink:actuate="onLoad"/><svg:title>0, 1, \dots, L - 1,</svg:title></draw:frame></text:span><text:span text:style-name="T31"> кожна з яких може зберігати 1 біт інформації і має один вихід і один вхід, а також таймер, який керує рухом даних. Впродовж кожного такту виконуються такі операції:</text:span></text:p>
      <text:list xml:id="list650332035" text:style-name="WWNum2">
        <text:list-item>
          <text:p text:style-name="P12">вміст комірки <draw:frame draw:style-name="fr1" draw:name="Рисунок 18" text:anchor-type="as-char" svg:width="0.0957in" svg:height="0.148in" draw:z-index="2"><draw:image xlink:href="Pictures/10000200000000090000000E66CCC322.png" xlink:type="simple" xlink:show="embed" xlink:actuate="onLoad"/><svg:title>0</svg:title></draw:frame> подається на вихід і стає частиною виходової послідовності;</text:p>
        </text:list-item>
        <text:list-item>
          <text:p text:style-name="P12">вміст комірки <draw:frame draw:style-name="fr1" draw:name="Рисунок 17" text:anchor-type="as-char" svg:width="0.061in" svg:height="0.148in" draw:z-index="3"><draw:image xlink:href="Pictures/10000200000000060000000E636C6095.png" xlink:type="simple" xlink:show="embed" xlink:actuate="onLoad"/><svg:title>i</svg:title></draw:frame> пересувається в комірку <draw:frame draw:style-name="fr2" draw:name="Рисунок 16" text:anchor-type="as-char" svg:width="0.7398in" svg:height="0.2319in" draw:z-index="4"><draw:image xlink:href="Pictures/10000200000000280000000FE3409534.png" xlink:type="simple" xlink:show="embed" xlink:actuate="onLoad"/><svg:title>i-1</svg:title></draw:frame> для <draw:frame draw:style-name="fr1" draw:name="Рисунок 15" text:anchor-type="as-char" svg:width="1.5272in" svg:height="0.2839in" draw:z-index="5"><draw:image xlink:href="Pictures/1000020000000079000000126E7B94C1.png" xlink:type="simple" xlink:show="embed" xlink:actuate="onLoad"/><svg:title>1 \le i \le L-1;</svg:title></draw:frame> і</text:p>
        </text:list-item>
        <text:list-item>
          <text:p text:style-name="P13"><text:span text:style-name="T32">новим значенням комірки </text:span><text:span text:style-name="T32"><draw:frame draw:style-name="fr1" draw:name="Рисунок 14" text:anchor-type="as-char" svg:width="0.6154in" svg:height="0.2555in" draw:z-index="6"><draw:image xlink:href="Pictures/100002000000002E0000000FAF15517F.png" xlink:type="simple" xlink:show="embed" xlink:actuate="onLoad"/><svg:title>L-1</svg:title></draw:frame></text:span><text:span text:style-name="T32"> стає біт зворотного зв'язку </text:span><text:span text:style-name="T32"><draw:frame draw:style-name="fr1" draw:name="Рисунок 13" text:anchor-type="as-char" svg:width="0.398in" svg:height="0.2516in" draw:z-index="7"><draw:image xlink:href="Pictures/10000200000000130000000FBFBE3F6C.png" xlink:type="simple" xlink:show="embed" xlink:actuate="onLoad"/><svg:title>s_j,</svg:title></draw:frame></text:span><text:span text:style-name="T32"> який обчислюється додаванням за модулем </text:span><text:span text:style-name="T32"><draw:frame draw:style-name="fr1" draw:name="Рисунок 12" text:anchor-type="as-char" svg:width="0.0957in" svg:height="0.148in" draw:z-index="8"><draw:image xlink:href="Pictures/10000200000000090000000EE4640556.png" xlink:type="simple" xlink:show="embed" xlink:actuate="onLoad"/><svg:title>2</svg:title></draw:frame></text:span><text:span text:style-name="T32"> попередніх значень певної підмножини з </text:span><text:span text:style-name="T32"><draw:frame draw:style-name="fr1" draw:name="Рисунок 11" text:anchor-type="as-char" svg:width="1.6402in" svg:height="0.3161in" draw:z-index="9"><draw:image xlink:href="Pictures/100002000000007C000000122345EED2.png" xlink:type="simple" xlink:show="embed" xlink:actuate="onLoad"/><svg:title>0, 1, \dots, L - 1.</svg:title></draw:frame></text:span></text:p>
        </text:list-item>
      </text:list>
      <text:p text:style-name="P10"><draw:frame draw:style-name="fr3" text:anchor-type="as-char" svg:y="-1.0354in" svg:width="5.1654in" svg:height="1.3134in" draw:z-index="1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<text:span text:style-name="T14">Для чого використовуються:</text:span></text:p>
      <text:list xml:id="list2059307163" text:style-name="WWNum3">
        <text:list-item>
          <text:p text:style-name="P14"><text:span text:style-name="T13">генеруються рекурентні послідовності (гами);</text:span><text:bookmark text:name="_GoBack"/></text:p>
        </text:list-item>
        <text:list-item>
          <text:p text:style-name="P14"><text:span text:style-name="T13">LFSR добре втілюються на апаратному рівні;</text:span></text:p>
        </text:list-item>
        <text:list-item>
          <text:p text:style-name="P14"><text:span text:style-name="T13">вони можуть утворювати послідовності із великими періодами;</text:span></text:p>
        </text:list-item>
        <text:list-item>
          <text:p text:style-name="P14"><text:span text:style-name="T13">вони можуть утворювати послідовності з хорошими статистичними властивостями; і</text:span></text:p>
        </text:list-item>
      </text:list>
      <text:p text:style-name="P11"><text:span text:style-name="T13">завдяки своїй будові, вони легко піддаються аналізу за допомогою алгебраїчних технік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fo:line-height="100%" fo:orphans="2" fo:widows="2"/>
      <style:text-properties fo:font-size="12pt" fo:language="uk" fo:country="UA" style:font-name-asian="Times New Roman1" style:font-size-asian="12pt" style:language-asian="uk" style:country-asian="UA" style:font-size-complex="12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398in" fo:margin-bottom="0.5591in" fo:margin-left="0.4516in" fo:margin-right="0.513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21:19:52.793000000</meta:creation-date>
    <dc:date>2015-07-11T16:13:10</dc:date>
    <meta:editing-duration>PT20M42S</meta:editing-duration>
    <meta:editing-cycles>7</meta:editing-cycles>
    <meta:generator>LibreOffice/3.5$Linux_X86_64 LibreOffice_project/350m1$Build-2</meta:generator>
    <dc:creator>mark </dc:creator>
    <meta:document-statistic meta:table-count="0" meta:image-count="10" meta:object-count="1" meta:page-count="1" meta:paragraph-count="11" meta:word-count="118" meta:character-count="858" meta:non-whitespace-character-count="736"/>
  </office:meta>
</office:document-meta>
</file>